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rator Mono Lig Book" svg:font-family="'Operator Mono Lig Book', 'SF Mono', Consolas, 'Source Code Pro', 'Dank Mono', 'Fira Code', Menlo, Inconsolata, 'Droid Sans Mono', 'DejaVu Sans Mono', 'Ubuntu Mono', 'Courier New', Courier, Monaco, monospace, 'Droid Sans Mono', 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e17d7" officeooo:paragraph-rsid="001e17d7"/>
    </style:style>
    <style:style style:name="P2" style:family="paragraph" style:parent-style-name="Text_20_body">
      <style:text-properties officeooo:rsid="001e270b" officeooo:paragraph-rsid="001e270b"/>
    </style:style>
    <style:style style:name="P3" style:family="paragraph" style:parent-style-name="Text_20_body">
      <style:text-properties fo:font-weight="bold" officeooo:rsid="001e270b" officeooo:paragraph-rsid="001e270b" style:font-weight-asian="bold" style:font-weight-complex="bold"/>
    </style:style>
    <style:style style:name="P4" style:family="paragraph" style:parent-style-name="Text_20_body">
      <style:text-properties fo:font-weight="bold" officeooo:rsid="001fbc0c" officeooo:paragraph-rsid="001fbc0c" style:font-weight-asian="bold" style:font-weight-complex="bold"/>
    </style:style>
    <style:style style:name="P5" style:family="paragraph" style:parent-style-name="Text_20_body">
      <style:text-properties fo:font-weight="bold" officeooo:rsid="00208416" officeooo:paragraph-rsid="00208416" style:font-weight-asian="bold" style:font-weight-complex="bold"/>
    </style:style>
    <style:style style:name="P6" style:family="paragraph" style:parent-style-name="Text_20_body">
      <style:text-properties officeooo:paragraph-rsid="001e851e"/>
    </style:style>
    <style:style style:name="P7" style:family="paragraph" style:parent-style-name="Text_20_body">
      <style:text-properties fo:font-weight="normal" officeooo:rsid="001e270b" officeooo:paragraph-rsid="001e270b" style:font-weight-asian="normal" style:font-weight-complex="normal"/>
    </style:style>
    <style:style style:name="P8" style:family="paragraph" style:parent-style-name="Text_20_body">
      <style:text-properties fo:font-weight="normal" officeooo:rsid="001e17d7" officeooo:paragraph-rsid="001e851e" style:font-weight-asian="normal" style:font-weight-complex="normal"/>
    </style:style>
    <style:style style:name="P9" style:family="paragraph" style:parent-style-name="Text_20_body">
      <style:text-properties fo:font-weight="normal" officeooo:rsid="001fbc0c" officeooo:paragraph-rsid="001fbc0c" style:font-weight-asian="normal" style:font-weight-complex="normal"/>
    </style:style>
    <style:style style:name="P10" style:family="paragraph" style:parent-style-name="Text_20_body">
      <style:text-properties fo:font-weight="normal" officeooo:rsid="00208416" officeooo:paragraph-rsid="00208416" style:font-weight-asian="normal" style:font-weight-complex="normal"/>
    </style:style>
    <style:style style:name="P11" style:family="paragraph" style:parent-style-name="Title">
      <style:text-properties officeooo:rsid="001e17d7" officeooo:paragraph-rsid="001e17d7"/>
    </style:style>
    <style:style style:name="P12" style:family="paragraph" style:parent-style-name="Standard">
      <style:text-properties fo:font-weight="normal" officeooo:rsid="00208416" officeooo:paragraph-rsid="00208416" style:font-weight-asian="normal" style:font-weight-complex="normal"/>
    </style:style>
    <style:style style:name="P13" style:family="paragraph" style:parent-style-name="Text_20_body">
      <style:text-properties fo:font-weight="normal" officeooo:rsid="00208416" officeooo:paragraph-rsid="00208416" style:font-weight-asian="normal" style:font-weight-complex="normal"/>
    </style:style>
    <style:style style:name="P14" style:family="paragraph" style:parent-style-name="Text_20_body">
      <style:text-properties fo:font-weight="normal" officeooo:rsid="00208416" officeooo:paragraph-rsid="00219e49" style:font-weight-asian="normal" style:font-weight-complex="normal"/>
    </style:style>
    <style:style style:name="P15" style:family="paragraph" style:parent-style-name="Text_20_body">
      <style:text-properties officeooo:paragraph-rsid="00208416"/>
    </style:style>
    <style:style style:name="P16" style:family="paragraph" style:parent-style-name="Text_20_body">
      <style:text-properties fo:font-weight="bold" officeooo:rsid="00219e49" officeooo:paragraph-rsid="00219e49" style:font-weight-asian="bold" style:font-weight-complex="bold"/>
    </style:style>
    <style:style style:name="P17" style:family="paragraph" style:parent-style-name="Text_20_body">
      <style:text-properties fo:font-weight="bold" officeooo:rsid="0022f8d2" officeooo:paragraph-rsid="0022f8d2" style:font-weight-asian="bold" style:font-weight-complex="bold"/>
    </style:style>
    <style:style style:name="P18" style:family="paragraph" style:parent-style-name="Text_20_body">
      <style:text-properties fo:font-weight="bold" officeooo:rsid="0022f8d2" officeooo:paragraph-rsid="00241046" style:font-weight-asian="bold" style:font-weight-complex="bold"/>
    </style:style>
    <style:style style:name="P19" style:family="paragraph" style:parent-style-name="Text_20_body">
      <style:text-properties fo:font-weight="bold" officeooo:rsid="00241046" officeooo:paragraph-rsid="00241046" style:font-weight-asian="bold" style:font-weight-complex="bold"/>
    </style:style>
    <style:style style:name="P20" style:family="paragraph" style:parent-style-name="Text_20_body">
      <style:text-properties fo:font-weight="bold" officeooo:rsid="002505c6" officeooo:paragraph-rsid="002505c6" style:font-weight-asian="bold" style:font-weight-complex="bold"/>
    </style:style>
    <style:style style:name="P21" style:family="paragraph" style:parent-style-name="Text_20_body">
      <style:text-properties officeooo:paragraph-rsid="0023b84b"/>
    </style:style>
    <style:style style:name="P22" style:family="paragraph" style:parent-style-name="Text_20_body">
      <style:text-properties officeooo:paragraph-rsid="002505c6"/>
    </style:style>
    <style:style style:name="T1" style:family="text">
      <style:text-properties officeooo:rsid="001e270b"/>
    </style:style>
    <style:style style:name="T2" style:family="text">
      <style:text-properties fo:font-weight="bold" officeooo:rsid="001e270b" style:font-weight-asian="bold" style:font-weight-complex="bold"/>
    </style:style>
    <style:style style:name="T3" style:family="text">
      <style:text-properties fo:font-weight="bold" officeooo:rsid="001e851e" style:font-weight-asian="bold" style:font-weight-complex="bold"/>
    </style:style>
    <style:style style:name="T4" style:family="text">
      <style:text-properties fo:font-weight="bold" officeooo:rsid="002505c6" style:font-weight-asian="bold" style:font-weight-complex="bold"/>
    </style:style>
    <style:style style:name="T5" style:family="text">
      <style:text-properties officeooo:rsid="001e851e"/>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officeooo:rsid="00219e49"/>
    </style:style>
    <style:style style:name="T9" style:family="text">
      <style:text-properties fo:font-weight="normal" style:font-weight-asian="normal" style:font-weight-complex="normal"/>
    </style:style>
    <style:style style:name="T10" style:family="text">
      <style:text-properties fo:font-weight="normal" officeooo:rsid="00208416" style:font-weight-asian="normal" style:font-weight-complex="normal"/>
    </style:style>
    <style:style style:name="T11" style:family="text">
      <style:text-properties fo:font-weight="normal" officeooo:rsid="0023b84b" style:font-weight-asian="normal" style:font-weight-complex="normal"/>
    </style:style>
    <style:style style:name="T12" style:family="text">
      <style:text-properties officeooo:rsid="00219e49"/>
    </style:style>
    <style:style style:name="T13" style:family="text">
      <style:text-properties officeooo:rsid="0023b84b"/>
    </style:style>
    <style:style style:name="T14" style:family="text">
      <style:text-properties officeooo:rsid="00250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URSO DE JAVASCRIPT</text:p>
      <text:p text:style-name="P1">Extensão: .js</text:p>
      <text:p text:style-name="P3">Formas de mostrar algo para o usuário</text:p>
      <text:p text:style-name="P2">- Colocar um id=”titulo”</text:p>
      <text:p text:style-name="P2">No arquivo .js referenciar o id → document.getElementById(“titulo”).innerHTML = “Opa, tudo bem?”;</text:p>
      <text:p text:style-name="P2">- document.write(“titulo”);</text:p>
      <text:p text:style-name="P3">Formas de abrir uma janela para o usuário</text:p>
      <text:p text:style-name="P7">- window.alert(“Titulo”)</text:p>
      <text:p text:style-name="P6"><text:span text:style-name="T2">Formas de </text:span><text:span text:style-name="T3">colocar no console</text:span></text:p>
      <text:p text:style-name="P8"><text:span text:style-name="T1">- </text:span><text:span text:style-name="T5">console.log</text:span><text:span text:style-name="T1">(“Titulo”)</text:span></text:p>
      <text:p text:style-name="P4"><text:span text:style-name="T5">V</text:span>ariáveis</text:p>
      <text:p text:style-name="P9">- var nome = “Lidia”;</text:p>
      <text:p text:style-name="P10">- Para que uma variável não mude depois utilizamos “const” em ver de “var”.</text:p>
      <text:p text:style-name="P10">- let nome = "nome"; -&gt; disponível só no escopo específico e a variável não pode ser redefinida</text:p>
      <text:p text:style-name="P10">- const nome = "nome"; -&gt; constante</text:p>
      <text:p text:style-name="P10">Podemos utilizar assim:</text:p>
      <text:p text:style-name="P15"><text:span text:style-name="T10">- </text:span><text:span text:style-name="T7">var pessoa = {nome: 'Lidia', sobrenome: 'Lisboa'};</text:span></text:p>
      <text:p text:style-name="P12"><text:span text:style-name="T6"><text:s text:c="2"/>console.log(pessoa.</text:span><text:span text:style-name="T8">sobrenome</text:span><text:span text:style-name="T6">)</text:span></text:p>
      <text:p text:style-name="P10"/>
      <text:p text:style-name="P5">Condicionais</text:p>
      <text:p text:style-name="P10">if (hora &lt; 12){</text:p>
      <text:p text:style-name="P10"><text:tab/>console.log(“Bom dia”);</text:p>
      <text:p text:style-name="P10">}</text:p>
      <text:p text:style-name="P10">&amp;&amp; - E</text:p>
      <text:p text:style-name="P10">|| - OU</text:p>
      <text:p text:style-name="P16">DOM</text:p>
      <text:p text:style-name="P14">- Conjuntos<text:span text:style-name="T12"> de elementos presentes na tela</text:span></text:p>
      <text:p text:style-name="P14"/>
      <text:p text:style-name="P14"/>
      <text:p text:style-name="P14"/>
      <text:p text:style-name="P17"><text:soft-page-break/>Selecionar Elementos</text:p>
      <text:p text:style-name="P14">Para achar elementos pela classe:</text:p>
      <text:p text:style-name="P14"><text:tab/>document.getElementByClassName('lista')</text:p>
      <text:p text:style-name="P14">Para alterar elementos da classe:</text:p>
      <text:p text:style-name="P14"><text:tab/>document.getElementByClassName('lista')[0].innerHTML = 'ALTERACAO';</text:p>
      <text:p text:style-name="P21"><text:span text:style-name="T10">Para alterar elementos </text:span><text:span text:style-name="T11">do HTML:</text:span></text:p>
      <text:p text:style-name="P14"><text:tab/>document.querySelector('button')</text:p>
      <text:p text:style-name="P18"/>
      <text:p text:style-name="P19">Função</text:p>
      <text:p text:style-name="P20">- Criar Função</text:p>
      <text:p text:style-name="P20"><text:tab/><text:span text:style-name="T9">function nome(){…}</text:span></text:p>
      <text:p text:style-name="P22"><text:span text:style-name="T4">- Exibir Função</text:span></text:p>
      <text:p text:style-name="P20"><text:span text:style-name="T9"><text:tab/>nome(){…}</text:span></text:p>
      <text:p text:style-name="P20">- Parâmetros dentro da função</text:p>
      <text:p text:style-name="P20"><text:tab/><text:span text:style-name="T9">function nome(titul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rator Mono Lig Book" svg:font-family="'Operator Mono Lig Book', 'SF Mono', Consolas, 'Source Code Pro', 'Dank Mono', 'Fira Code', Menlo, Inconsolata, 'Droid Sans Mono', 'DejaVu Sans Mono', 'Ubuntu Mono', 'Courier New', Courier, Monaco, monospace, 'Droid Sans Mono', 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1:02:40.736767952</meta:creation-date>
    <dc:date>2022-05-05T12:51:26.936274539</dc:date>
    <meta:editing-duration>PT3H17M17S</meta:editing-duration>
    <meta:editing-cycles>3</meta:editing-cycles>
    <meta:generator>LibreOffice/6.4.7.2$Linux_X86_64 LibreOffice_project/40$Build-2</meta:generator>
    <meta:document-statistic meta:table-count="0" meta:image-count="0" meta:object-count="0" meta:page-count="2" meta:paragraph-count="40" meta:word-count="165" meta:character-count="1160" meta:non-whitespace-character-count="1026"/>
  </office:meta>
</office:document-meta>
</file>